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SC" svg:font-family="'Source Han Sans SC'" style:font-family-generic="swiss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rsid="0002c1c1" officeooo:paragraph-rsid="0015fb2c" style:font-weight-asian="bold" style:font-weight-complex="bold"/>
    </style:style>
    <style:style style:name="P2" style:family="paragraph" style:parent-style-name="Heading_20_4">
      <style:text-properties style:font-name="C059" fo:font-size="10pt" officeooo:paragraph-rsid="0015fb2c" style:font-size-asian="10pt" style:font-size-complex="10pt"/>
    </style:style>
    <style:style style:name="P3" style:family="paragraph" style:parent-style-name="Standard">
      <style:text-properties style:font-name="C059" fo:font-size="10pt" officeooo:rsid="0003d4cf" officeooo:paragraph-rsid="0015fb2c" style:font-size-asian="10pt" style:font-size-complex="10pt"/>
    </style:style>
    <style:style style:name="P4" style:family="paragraph" style:parent-style-name="Standard">
      <style:text-properties style:font-name="C059" fo:font-size="10pt" officeooo:rsid="0002c1c1" officeooo:paragraph-rsid="0015fb2c" style:font-size-asian="10pt" style:font-size-complex="10pt"/>
    </style:style>
    <style:style style:name="P5" style:family="paragraph" style:parent-style-name="Standard">
      <style:text-properties style:font-name="C059" fo:font-size="10pt" officeooo:paragraph-rsid="0015fb2c" style:font-size-asian="10pt" style:font-size-complex="10pt"/>
    </style:style>
    <style:style style:name="P6" style:family="paragraph" style:parent-style-name="Standard">
      <style:text-properties style:font-name="C059" fo:font-size="10pt" fo:font-weight="bold" officeooo:rsid="0002c1c1" officeooo:paragraph-rsid="0015fb2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059" fo:font-size="10pt" fo:font-weight="bold" officeooo:rsid="0003d4cf" officeooo:paragraph-rsid="0015fb2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059" fo:font-size="10pt" fo:font-weight="normal" officeooo:rsid="0002c1c1" officeooo:paragraph-rsid="0015fb2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1pt" fo:font-weight="bold" officeooo:rsid="0002c1c1" officeooo:paragraph-rsid="0015fb2c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15fb2c"/>
    </style:style>
    <style:style style:name="P11" style:family="paragraph" style:parent-style-name="Text_20_body">
      <style:text-properties fo:font-weight="bold" officeooo:rsid="0002c1c1" officeooo:paragraph-rsid="0015fb2c" style:font-weight-asian="bold" style:font-weight-complex="bold"/>
    </style:style>
    <style:style style:name="P12" style:family="paragraph" style:parent-style-name="Text_20_body" style:list-style-name="L1">
      <style:text-properties officeooo:paragraph-rsid="0015fb2c"/>
    </style:style>
    <style:style style:name="P13" style:family="paragraph" style:parent-style-name="Text_20_body">
      <style:text-properties style:font-name="C059" fo:font-size="10pt" fo:font-weight="bold" officeooo:rsid="0002c1c1" officeooo:paragraph-rsid="0015fb2c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C059" fo:font-size="10pt" fo:font-weight="bold" officeooo:rsid="0003d4cf" officeooo:paragraph-rsid="0015fb2c" style:font-size-asian="10pt" style:font-weight-asian="bold" style:font-size-complex="10pt" style:font-weight-complex="bold"/>
    </style:style>
    <style:style style:name="P15" style:family="paragraph" style:parent-style-name="Text_20_body" style:list-style-name="L8">
      <style:text-properties style:font-name="C059" fo:font-size="10pt" officeooo:paragraph-rsid="0015fb2c" style:font-size-asian="10pt" style:font-size-complex="10pt"/>
    </style:style>
    <style:style style:name="P16" style:family="paragraph" style:parent-style-name="Text_20_body" style:list-style-name="L11">
      <style:text-properties style:font-name="C059" fo:font-size="10pt" officeooo:paragraph-rsid="0015fb2c" style:font-size-asian="10pt" style:font-size-complex="10pt"/>
    </style:style>
    <style:style style:name="P17" style:family="paragraph" style:parent-style-name="Text_20_body">
      <style:text-properties style:font-name="C059" fo:font-size="10pt" style:text-underline-style="none" fo:font-weight="bold" officeooo:rsid="0002c1c1" officeooo:paragraph-rsid="0015fb2c" style:font-size-asian="10pt" style:font-weight-asian="bold" style:font-size-complex="10pt" style:font-weight-complex="bold"/>
    </style:style>
    <style:style style:name="P18" style:family="paragraph" style:parent-style-name="Text_20_body">
      <style:text-properties style:font-name="C059" fo:font-size="10pt" style:text-underline-style="none" fo:font-weight="normal" officeooo:rsid="0002c1c1" officeooo:paragraph-rsid="0015fb2c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059" fo:font-size="10pt" fo:font-weight="normal" officeooo:rsid="0003d4cf" officeooo:paragraph-rsid="0015fb2c" style:font-size-asian="10pt" style:font-weight-asian="normal" style:font-size-complex="10pt" style:font-weight-complex="normal"/>
    </style:style>
    <style:style style:name="P20" style:family="paragraph" style:parent-style-name="Text_20_body" style:list-style-name="L9">
      <style:text-properties officeooo:paragraph-rsid="0015fb2c"/>
    </style:style>
    <style:style style:name="P21" style:family="paragraph" style:parent-style-name="Text_20_body" style:list-style-name="L10">
      <style:text-properties officeooo:paragraph-rsid="0015fb2c"/>
    </style:style>
    <style:style style:name="P22" style:family="paragraph" style:parent-style-name="Text_20_body" style:list-style-name="L11">
      <style:text-properties officeooo:paragraph-rsid="0015fb2c"/>
    </style:style>
    <style:style style:name="P23" style:family="paragraph" style:parent-style-name="Text_20_body" style:list-style-name="L12">
      <style:text-properties officeooo:paragraph-rsid="0015fb2c"/>
    </style:style>
    <style:style style:name="P24" style:family="paragraph" style:parent-style-name="Text_20_body" style:list-style-name="L13">
      <style:text-properties officeooo:paragraph-rsid="0015fb2c"/>
    </style:style>
    <style:style style:name="P25" style:family="paragraph" style:parent-style-name="Text_20_body">
      <style:text-properties officeooo:paragraph-rsid="0015fb2c"/>
    </style:style>
    <style:style style:name="T1" style:family="text">
      <style:text-properties officeooo:rsid="0004f04d"/>
    </style:style>
    <style:style style:name="T2" style:family="text">
      <style:text-properties style:font-name="C059" fo:font-size="10pt" style:font-size-asian="10pt" style:font-size-complex="10pt"/>
    </style:style>
    <style:style style:name="T3" style:family="text">
      <style:text-properties style:font-name="C059" fo:font-size="10pt" officeooo:rsid="0003d4cf" style:font-size-asian="10pt" style:font-size-complex="10pt"/>
    </style:style>
    <style:style style:name="T4" style:family="text">
      <style:text-properties style:font-name="C059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059" fo:font-size="10pt" fo:font-weight="bold" officeooo:rsid="0002c1c1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58_1450743409"/><text:bookmark-start text:name="__DdeLink__54_1450743409"/><text:bookmark-start text:name="__DdeLink__51_1450743409"/>A. HTML PROJECTS – <text:span text:style-name="T1">Beginners</text:span></text:p>
      <text:p text:style-name="P6"/>
      <text:p text:style-name="P11"><text:bookmark-start text:name="__DdeLink__2173_4069759572"/><text:span text:style-name="T2">These projects are </text:span><text:span text:style-name="Strong_20_Emphasis"><text:span text:style-name="T2">beginner-level</text:span></text:span><text:span text:style-name="T2"> and will help you understand basic </text:span><text:span text:style-name="Strong_20_Emphasis"><text:span text:style-name="T2">HTML structure</text:span></text:span><text:span text:style-name="T2">, such as how to use:</text:span><text:bookmark-end text:name="__DdeLink__2173_4069759572"/></text:p>
      <text:list text:style-name="L1">
        <text:list-item>
          <text:p text:style-name="P12"><text:span text:style-name="T2">Headings (</text:span><text:span text:style-name="Source_20_Text"><text:span text:style-name="T2">&lt;h1&gt;</text:span></text:span><text:span text:style-name="T2">, </text:span><text:span text:style-name="Source_20_Text"><text:span text:style-name="T2">&lt;h2&gt;</text:span></text:span><text:span text:style-name="T2">, etc.).</text:span></text:p>
        </text:list-item>
        <text:list-item>
          <text:p text:style-name="P12"><text:span text:style-name="T2">Lists (</text:span><text:span text:style-name="Source_20_Text"><text:span text:style-name="T2">&lt;ul&gt;</text:span></text:span><text:span text:style-name="T2">, </text:span><text:span text:style-name="Source_20_Text"><text:span text:style-name="T2">&lt;ol&gt;</text:span></text:span><text:span text:style-name="T2">, </text:span><text:span text:style-name="Source_20_Text"><text:span text:style-name="T2">&lt;li&gt;</text:span></text:span><text:span text:style-name="T2">).</text:span></text:p>
        </text:list-item>
        <text:list-item>
          <text:p text:style-name="P12"><text:span text:style-name="T2">Links (</text:span><text:span text:style-name="Source_20_Text"><text:span text:style-name="T2">&lt;a&gt;</text:span></text:span><text:span text:style-name="T2">).</text:span></text:p>
        </text:list-item>
        <text:list-item>
          <text:p text:style-name="P12"><text:span text:style-name="T2">Images (</text:span><text:span text:style-name="Source_20_Text"><text:span text:style-name="T2">&lt;img&gt;</text:span></text:span><text:span text:style-name="T2">).</text:span></text:p>
        </text:list-item>
      </text:list>
      <text:p text:style-name="P4"/>
      <text:p text:style-name="P5"/>
      <text:p text:style-name="P10"><text:span text:style-name="T4">1. </text:span><text:span text:style-name="T5">Peter’s</text:span><text:span text:style-name="Strong_20_Emphasis"><text:span text:style-name="T2"> Portfolio</text:span></text:span><text:bookmark-end text:name="__DdeLink__58_1450743409"/><text:bookmark-end text:name="__DdeLink__54_1450743409"/><text:bookmark-end text:name="__DdeLink__51_1450743409"/></text:p>
      <text:p text:style-name="P10"><text:span text:style-name="Strong_20_Emphasis"><text:span text:style-name="T2"/></text:span></text:p>
      <text:p text:style-name="P25"><text:span text:style-name="T2">A simple </text:span><text:span text:style-name="Strong_20_Emphasis"><text:span text:style-name="T2">personal portfolio page</text:span></text:span><text:span text:style-name="T2"> is a great starting point. You can showcase your hobbies, skills, or projects, but it'll be entirely static—no styling or interactivity.</text:span></text:p>
      <text:p text:style-name="P13"><text:bookmark-start text:name="__DdeLink__4_1450743409"/><text:bookmark-start text:name="__DdeLink__7_1450743409"/>Lessons from the project-<text:bookmark-end text:name="__DdeLink__4_1450743409"/><text:bookmark-end text:name="__DdeLink__7_1450743409"/></text:p>
      <text:list text:style-name="L8">
        <text:list-item>
          <text:p text:style-name="P15">Learn how to structure content with headings, paragraphs, and lists.</text:p>
        </text:list-item>
        <text:list-item>
          <text:p text:style-name="P15">Link to external resources (like social profiles or GitHub).</text:p>
        </text:list-item>
      </text:list>
      <text:h text:style-name="P2" text:outline-level="4">Example Structure:</text:h>
      <text:list text:style-name="L9">
        <text:list-item>
          <text:p text:style-name="P20"><text:span text:style-name="Strong_20_Emphasis"><text:span text:style-name="T2">Header</text:span></text:span><text:span text:style-name="T2">: Your name and a short bio.</text:span></text:p>
        </text:list-item>
        <text:list-item>
          <text:p text:style-name="P20"><text:span text:style-name="Strong_20_Emphasis"><text:span text:style-name="T2">About Me Section</text:span></text:span><text:span text:style-name="T2">: A short introduction about yourself.</text:span></text:p>
        </text:list-item>
        <text:list-item>
          <text:p text:style-name="P20"><text:span text:style-name="Strong_20_Emphasis"><text:span text:style-name="T2">Skills Section</text:span></text:span><text:span text:style-name="T2">: A list of your skills or interests.</text:span></text:p>
        </text:list-item>
        <text:list-item>
          <text:p text:style-name="P20"><text:span text:style-name="Strong_20_Emphasis"><text:span text:style-name="T2">Projects Section</text:span></text:span><text:span text:style-name="T2">: Links to projects (if any).</text:span></text:p>
        </text:list-item>
        <text:list-item>
          <text:p text:style-name="P20"><text:span text:style-name="Strong_20_Emphasis"><text:span text:style-name="T2">Footer</text:span></text:span><text:span text:style-name="T2">: Contact info or social links.</text:span></text:p>
        </text:list-item>
      </text:list>
      <text:p text:style-name="P17"><text:bookmark-start text:name="__DdeLink__14_1450743409"/>CODE:<text:bookmark-end text:name="__DdeLink__14_1450743409"/></text:p>
      <text:p text:style-name="P4"/>
      <text:p text:style-name="P4"><text:bookmark-start text:name="__DdeLink__2246_3513354803"/><text:bookmark-start text:name="__DdeLink__2287_3513354803"/><text:bookmark-start text:name="__DdeLink__2281_3513354803"/><text:bookmark-start text:name="__DdeLink__2276_3513354803"/><text:bookmark-start text:name="__DdeLink__2255_3513354803"/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My Portfolio&lt;/title&gt;</text:p>
      <text:p text:style-name="P4">&lt;/head&gt;</text:p>
      <text:p text:style-name="P4">&lt;body&gt;</text:p>
      <text:p text:style-name="P4"/>
      <text:p text:style-name="P4"><text:s text:c="2"/>&lt;h1&gt;&lt;font color="red"&gt;Peter&lt;/font&gt;'s Portfolio&lt;/h1&gt;</text:p>
      <text:p text:style-name="P4"/>
      <text:p text:style-name="P4"><text:s text:c="2"/>&lt;h2&gt;&lt;u&gt;About Me&lt;/u&gt;&lt;/h2&gt;</text:p>
      <text:p text:style-name="P4">&lt;p&gt;Hello! I'm Peter, a passionate web developer who loves to build simple, functional websites. I enjoy learning new technologies and solving problems.&lt;/p&gt;</text:p>
      <text:p text:style-name="P4"/>
      <text:p text:style-name="P4">&lt;h2&gt;&lt;u&gt;Skills&lt;/u&gt;&lt;/h2&gt;</text:p>
      <text:p text:style-name="P4">&lt;ul&gt;</text:p>
      <text:p text:style-name="P4"><text:s text:c="4"/>&lt;li&gt;HTML&lt;/li&gt;</text:p>
      <text:p text:style-name="P4"><text:s text:c="4"/>&lt;li&gt;CSS (coming soon!)&lt;/li&gt;</text:p>
      <text:p text:style-name="P4"><text:s text:c="4"/>&lt;li&gt;JavaScript (coming soon!)&lt;/li&gt;</text:p>
      <text:p text:style-name="P4">&lt;/ul&gt;</text:p>
      <text:p text:style-name="P4"/>
      <text:p text:style-name="P4"><text:s text:c="2"/>&lt;h2&gt;&lt;u&gt;Projects&lt;/u&gt;&lt;/h2&gt;</text:p>
      <text:p text:style-name="P4"><text:soft-page-break/>&lt;ul&gt;</text:p>
      <text:p text:style-name="P4"><text:s text:c="4"/>&lt;li&gt;&lt;a href="https://github.com/Aety-IT/HTML---beginner/blob/project2/Portfolio.html" target="_blank"&gt;See this webpage here&lt;/a&gt;&lt;/li&gt;</text:p>
      <text:p text:style-name="P4">&lt;/ul&gt;</text:p>
      <text:p text:style-name="P4"/>
      <text:p text:style-name="P4"><text:s text:c="2"/>&lt;h2&gt;&lt;u&gt;Contact&lt;/u&gt;&lt;/h2&gt;</text:p>
      <text:p text:style-name="P4">&lt;p&gt;Email: petercode@example.com&lt;/p&gt;</text:p>
      <text:p text:style-name="P4">&lt;p&gt;Follow me on &lt;a href="https://github.com/Aety-IT" target="_blank"&gt;Github&lt;/a&gt;&lt;/p&gt;</text:p>
      <text:p text:style-name="P4"/>
      <text:p text:style-name="P4">&lt;/body&gt;</text:p>
      <text:p text:style-name="P4">&lt;/html&gt;<text:bookmark-end text:name="__DdeLink__2287_3513354803"/><text:bookmark-end text:name="__DdeLink__2281_3513354803"/><text:bookmark-end text:name="__DdeLink__2276_3513354803"/><text:bookmark-end text:name="__DdeLink__2255_3513354803"/><text:bookmark-end text:name="__DdeLink__2246_3513354803"/></text:p>
      <text:h text:style-name="P1" text:outline-level="3"><text:bookmark-start text:name="__DdeLink__62_1450743409 Copy 2"/><text:span text:style-name="Strong_20_Emphasis"><text:span text:style-name="T2">Photo Gallery</text:span></text:span><text:bookmark-end text:name="__DdeLink__62_1450743409 Copy 2"/></text:h>
      <text:p text:style-name="P4"/>
      <text:p text:style-name="P9"><text:span text:style-name="T2">LINK: </text:span><text:bookmark-start text:name="__DdeLink__62_1450743409 Copy 1"/><text:span text:style-name="Strong_20_Emphasis"><text:span text:style-name="T2">Photo Gallery</text:span></text:span><text:bookmark-end text:name="__DdeLink__62_1450743409 Copy 1"/></text:p>
      <text:p text:style-name="P6"/>
      <text:p text:style-name="P6"/>
      <text:h text:style-name="P1" text:outline-level="3"><text:span text:style-name="T2">2. </text:span><text:bookmark-start text:name="__DdeLink__62_1450743409"/><text:span text:style-name="Strong_20_Emphasis"><text:span text:style-name="T2">Photo Gallery</text:span></text:span><text:bookmark-end text:name="__DdeLink__62_1450743409"/></text:h>
      <text:p text:style-name="P11"><text:span text:style-name="Strong_20_Emphasis"><text:span text:style-name="T2"/></text:span></text:p>
      <text:p text:style-name="P25"><text:span text:style-name="T2">A basic </text:span><text:span text:style-name="Strong_20_Emphasis"><text:span text:style-name="T2">photo gallery</text:span></text:span><text:span text:style-name="T2"> can showcase your favorite images or any thematic collection (e.g., nature photos, artworks, etc.). This is entirely static, just presenting images in an organized layout.</text:span></text:p>
      <text:h text:style-name="P2" text:outline-level="4">Example Structure:</text:h>
      <text:list text:style-name="L10">
        <text:list-item>
          <text:p text:style-name="P21"><text:span text:style-name="Strong_20_Emphasis"><text:span text:style-name="T2">Header</text:span></text:span><text:span text:style-name="T2">: Title for the gallery.</text:span></text:p>
        </text:list-item>
        <text:list-item>
          <text:p text:style-name="P21"><text:span text:style-name="Strong_20_Emphasis"><text:span text:style-name="T2">Gallery Section</text:span></text:span><text:span text:style-name="T2">: Display a series of images.</text:span></text:p>
        </text:list-item>
        <text:list-item>
          <text:p text:style-name="P21"><text:span text:style-name="Strong_20_Emphasis"><text:span text:style-name="T2">Footer</text:span></text:span><text:span text:style-name="T2">: Copyright or additional links.</text:span></text:p>
        </text:list-item>
      </text:list>
      <text:p text:style-name="P13"><text:bookmark-start text:name="__DdeLink__20_1450743409"/><text:bookmark-start text:name="__DdeLink__4_1450743409 Copy 1"/><text:bookmark-start text:name="__DdeLink__32_1450743409"/>Lessons from the project-<text:bookmark-end text:name="__DdeLink__20_1450743409"/><text:bookmark-end text:name="__DdeLink__4_1450743409 Copy 1"/><text:bookmark-end text:name="__DdeLink__32_1450743409"/></text:p>
      <text:list text:style-name="L11">
        <text:list-item>
          <text:p text:style-name="P22"><text:span text:style-name="T2">Use images in HTML (</text:span><text:span text:style-name="Source_20_Text"><text:span text:style-name="T2">&lt;img&gt;</text:span></text:span><text:span text:style-name="T2"> tag).</text:span></text:p>
        </text:list-item>
        <text:list-item>
          <text:p text:style-name="P16">Display images in a simple layout.</text:p>
        </text:list-item>
        <text:list-item>
          <text:p text:style-name="P16">Provide an "alt" description for images, which is useful for accessibility.</text:p>
        </text:list-item>
      </text:list>
      <text:p text:style-name="P17">CODE:</text:p>
      <text:p text:style-name="P17"/>
      <text:p text:style-name="P18"><text:bookmark-start text:name="__DdeLink__2188_3513354803"/><text:bookmark-start text:name="__DdeLink__2312_3513354803"/><text:bookmark-start text:name="__DdeLink__2199_3513354803"/><text:bookmark-start text:name="__DdeLink__2191_3513354803"/>&lt;html lang="en"&gt;</text:p>
      <text:p text:style-name="P18">&lt;head&gt;</text:p>
      <text:p text:style-name="P18"><text:s text:c="4"/>&lt;meta charset="UTF-8"&gt;</text:p>
      <text:p text:style-name="P18"><text:s text:c="4"/>&lt;meta name="viewport" content="width=device-width, initial-scale=1.0"&gt;</text:p>
      <text:p text:style-name="P18"><text:s text:c="4"/>&lt;title&gt;Peter’s Gallery&lt;/title&gt;</text:p>
      <text:p text:style-name="P18">&lt;/head&gt;</text:p>
      <text:p text:style-name="P18">&lt;body&gt;</text:p>
      <text:p text:style-name="P18"/>
      <text:p text:style-name="P18">&lt;h1&gt;&lt;font color="red"&gt;Photos&lt;/font&gt; that I like!&lt;/h1&gt;</text:p>
      <text:p text:style-name="P18"/>
      <text:p text:style-name="P18">&lt;div&gt;</text:p>
      <text:p text:style-name="P18"><text:soft-page-break/><text:s text:c="2"/>&lt;a href="https://github.com/Aety-IT/HTML---beginner/blob/project2/P2-1.jpg"&gt;</text:p>
      <text:p text:style-name="P18"><text:s text:c="4"/>&lt;img src="P2-1.jpg" alt="ONE/3" width="200"&gt;&lt;/a&gt;</text:p>
      <text:p text:style-name="P18"><text:s text:c="4"/>&amp;nbsp;&amp;nbsp;&amp;nbsp;</text:p>
      <text:p text:style-name="P18"><text:s text:c="2"/>&lt;a href="https://github.com/Aety-IT/HTML---beginner/blob/project2/P2-2.jpg"&gt;</text:p>
      <text:p text:style-name="P18"><text:s text:c="4"/>&lt;img src="P2-2.jpg" alt="TWO/3" width="200"&gt;&lt;/a&gt;</text:p>
      <text:p text:style-name="P18"><text:s text:c="4"/>&amp;nbsp;&amp;nbsp;&amp;nbsp;</text:p>
      <text:p text:style-name="P18"><text:s text:c="3"/>&lt;a href="https://github.com/Aety-IT/HTML---beginner/blob/project2/P2-3.jpg"&gt;</text:p>
      <text:p text:style-name="P18"><text:s text:c="4"/>&lt;img src="P2-3.jpg" alt="THREE/3" width="200"&gt;&lt;/a&gt;</text:p>
      <text:p text:style-name="P18"><text:s text:c="4"/>&amp;nbsp;&amp;nbsp;&amp;nbsp;</text:p>
      <text:p text:style-name="P18">&lt;/div&gt;</text:p>
      <text:p text:style-name="P18"/>
      <text:p text:style-name="P18">&lt;br&gt;&lt;br&gt;</text:p>
      <text:p text:style-name="P18"/>
      <text:p text:style-name="P18">&lt;footer&gt;</text:p>
      <text:p text:style-name="P18"><text:s text:c="2"/>&lt;p&gt;Images are from my personal collection. &lt;font color="blue"&gt;© 2014&lt;/font&gt;&lt;/p&gt;</text:p>
      <text:p text:style-name="P18">&lt;/footer&gt;</text:p>
      <text:p text:style-name="P18"/>
      <text:p text:style-name="P18">&lt;/body&gt;</text:p>
      <text:p text:style-name="P18">&lt;/html&gt;<text:bookmark-end text:name="__DdeLink__2312_3513354803"/><text:bookmark-end text:name="__DdeLink__2199_3513354803"/><text:bookmark-end text:name="__DdeLink__2191_3513354803"/><text:bookmark-end text:name="__DdeLink__2188_3513354803"/></text:p>
      <text:p text:style-name="P8"/>
      <text:p text:style-name="P4"/>
      <text:p text:style-name="P7">LINK:</text:p>
      <text:p text:style-name="P3"><text:span text:style-name="T6"/></text:p>
      <text:p text:style-name="P3"><text:span text:style-name="T6"/></text:p>
      <text:p text:style-name="P10"><text:bookmark-start text:name="__DdeLink__76_1450743409"/><text:bookmark-start text:name="__DdeLink__87_1450743409"/><text:bookmark-start text:name="__DdeLink__81_1450743409"/><text:span text:style-name="T3">3</text:span><text:span text:style-name="T2">. </text:span><text:bookmark-start text:name="__DdeLink__152_1450743409"/><text:span text:style-name="Strong_20_Emphasis"><text:span text:style-name="T2">Recipe Page</text:span></text:span><text:bookmark-end text:name="__DdeLink__152_1450743409"/></text:p>
      <text:p text:style-name="P10"><text:span text:style-name="Strong_20_Emphasis"><text:span text:style-name="T2"/></text:span></text:p>
      <text:p text:style-name="P25"><text:bookmark-start text:name="__DdeLink__115_1450743409"/><text:span text:style-name="T2">A </text:span><text:span text:style-name="Strong_20_Emphasis"><text:span text:style-name="T2">recipe page</text:span></text:span><text:span text:style-name="T2"> where you display ingredients, steps, and cooking tips. This project will allow you to present content in an easy-to-read format.</text:span></text:p>
      <text:h text:style-name="P2" text:outline-level="4">Example Structure:</text:h>
      <text:list text:style-name="L12">
        <text:list-item>
          <text:p text:style-name="P23"><text:span text:style-name="Strong_20_Emphasis"><text:span text:style-name="T2">Header</text:span></text:span><text:span text:style-name="T2">: Title of the recipe.</text:span></text:p>
        </text:list-item>
        <text:list-item>
          <text:p text:style-name="P23"><text:span text:style-name="Strong_20_Emphasis"><text:span text:style-name="T2">Ingredients</text:span></text:span><text:span text:style-name="T2">: A list of ingredients.</text:span></text:p>
        </text:list-item>
        <text:list-item>
          <text:p text:style-name="P23"><text:span text:style-name="Strong_20_Emphasis"><text:span text:style-name="T2">Instructions</text:span></text:span><text:span text:style-name="T2">: A step-by-step guide to making the dish.</text:span></text:p>
        </text:list-item>
        <text:list-item>
          <text:p text:style-name="P23"><text:span text:style-name="Strong_20_Emphasis"><text:span text:style-name="T2">Footer</text:span></text:span><text:span text:style-name="T2">: Notes or tips for the recipe.</text:span></text:p>
        </text:list-item>
      </text:list>
      <text:p text:style-name="P13"><text:bookmark-start text:name="__DdeLink__4_1450743409 Copy 1 Copy 1"/><text:bookmark-start text:name="__DdeLink__20_1450743409 Copy 1"/>Lessons from the project-<text:bookmark-end text:name="__DdeLink__4_1450743409 Copy 1 Copy 1"/><text:bookmark-end text:name="__DdeLink__20_1450743409 Copy 1"/></text:p>
      <text:list text:style-name="L13">
        <text:list-item>
          <text:p text:style-name="P24"><text:span text:style-name="T2">Display items in an ordered list (</text:span><text:span text:style-name="Source_20_Text"><text:span text:style-name="T2">&lt;ol&gt;</text:span></text:span><text:span text:style-name="T2">) for instructions.</text:span></text:p>
        </text:list-item>
        <text:list-item>
          <text:p text:style-name="P24"><text:span text:style-name="T2">Use unordered lists (</text:span><text:span text:style-name="Source_20_Text"><text:span text:style-name="T2">&lt;ul&gt;</text:span></text:span><text:span text:style-name="T2">) for ingredients.</text:span><text:bookmark-end text:name="__DdeLink__115_1450743409"/></text:p>
        </text:list-item>
      </text:list>
      <text:p text:style-name="P14">CODE:</text:p>
      <text:p text:style-name="P19"><text:bookmark-start text:name="__DdeLink__2267_3513354803"/>&lt;html lang="en"&gt;</text:p>
      <text:p text:style-name="P19"><text:soft-page-break/>&lt;head&gt;</text:p>
      <text:p text:style-name="P19"><text:s text:c="4"/>&lt;meta charset="UTF-8"&gt;</text:p>
      <text:p text:style-name="P19"><text:s text:c="4"/>&lt;meta name="viewport" content="width=device-width, initial-scale=1.0"&gt;</text:p>
      <text:p text:style-name="P19"><text:s text:c="3"/>&lt;title&gt;Chocolate Chip Cookies&lt;/title&gt;</text:p>
      <text:p text:style-name="P19">&lt;/head&gt;</text:p>
      <text:p text:style-name="P19">&lt;body&gt;</text:p>
      <text:p text:style-name="P19"/>
      <text:p text:style-name="P19"><text:s text:c="2"/>&lt;h1&gt;&lt;font color="red"&gt;Chocolate&lt;/font&gt; Chip Cookies Recipe EP1 - &lt;font color="red"&gt;Peter&lt;/font&gt; Cooks!&lt;/h1&gt;</text:p>
      <text:p text:style-name="P19"/>
      <text:p text:style-name="P19">&lt;h2&gt;Ingredients:&lt;/h2&gt;</text:p>
      <text:p text:style-name="P19">&lt;ul&gt;</text:p>
      <text:p text:style-name="P19"><text:s text:c="4"/>&lt;li&gt;1 cup butter&lt;/li&gt;</text:p>
      <text:p text:style-name="P19"><text:s text:c="4"/>&lt;li&gt;1 cup sugar&lt;/li&gt;</text:p>
      <text:p text:style-name="P19"><text:s text:c="4"/>&lt;li&gt;2 cups flour&lt;/li&gt;</text:p>
      <text:p text:style-name="P19"><text:s text:c="4"/>&lt;li&gt;1 tsp vanilla extract&lt;/li&gt;</text:p>
      <text:p text:style-name="P19"><text:s text:c="4"/>&lt;li&gt;1 cup chocolate chips&lt;/li&gt;</text:p>
      <text:p text:style-name="P19">&lt;/ul&gt;</text:p>
      <text:p text:style-name="P19"/>
      <text:p text:style-name="P19">&lt;h2&gt;Instructions:&lt;/h2&gt;</text:p>
      <text:p text:style-name="P19">&lt;ol&gt;</text:p>
      <text:p text:style-name="P19"><text:s text:c="4"/>&lt;li&gt;Preheat the oven to 350°F (175°C).&lt;/li&gt;</text:p>
      <text:p text:style-name="P19"><text:s text:c="4"/>&lt;li&gt;Cream together the butter and sugar in a bowl.&lt;/li&gt;</text:p>
      <text:p text:style-name="P19"><text:s text:c="4"/>&lt;li&gt;Add flour and mix well.&lt;/li&gt;</text:p>
      <text:p text:style-name="P19"><text:s text:c="4"/>&lt;li&gt;Stir in the chocolate chips.&lt;/li&gt;</text:p>
      <text:p text:style-name="P19"><text:s text:c="4"/>&lt;li&gt;Drop spoonfuls of dough onto a baking sheet and bake for 10-12 minutes.&lt;/li&gt;</text:p>
      <text:p text:style-name="P19">&lt;/ol&gt;</text:p>
      <text:p text:style-name="P19"/>
      <text:p text:style-name="P19">&lt;footer&gt;</text:p>
      <text:p text:style-name="P19"><text:s text:c="4"/>&lt;p&gt;Enjoy your &lt;font color="red"&gt;cookies!&lt;/font&gt;&lt;/p&gt;</text:p>
      <text:p text:style-name="P19">&lt;/footer&gt;</text:p>
      <text:p text:style-name="P19"/>
      <text:p text:style-name="P19">&lt;/body&gt;</text:p>
      <text:p text:style-name="P19">&lt;/html&gt;<text:bookmark-end text:name="__DdeLink__2267_3513354803"/></text:p>
      <text:p text:style-name="P3"><text:bookmark-end text:name="__DdeLink__76_1450743409"/><text:bookmark-end text:name="__DdeLink__87_1450743409"/><text:bookmark-end text:name="__DdeLink__81_1450743409"/></text:p>
      <text:p text:style-name="P3">LINK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SC" svg:font-family="'Source Han Sans SC'" style:font-family-generic="swiss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erif SC" style:font-size-asian="10.5pt" style:language-asian="zh" style:country-asian="CN" style:font-name-complex="Source Han Sans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erif SC" style:font-size-asian="10.5pt" style:language-asian="zh" style:country-asian="CN" style:font-name-complex="Source Han Sans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SC1" style:font-family-asian="'Source Han Sans SC'" style:font-family-generic-asian="system" style:font-pitch-asian="variable" style:font-size-asian="14pt" style:font-name-complex="Source Han Sans SC1" style:font-family-complex="'Source Han Sans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Source Han Sans SC" style:font-family-complex="'Source Han Sans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Source Han Sans SC" style:font-family-complex="'Source Han Sans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Source Han Sans SC" style:font-family-complex="'Source Han Sans SC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DejaVu Serif" fo:font-family="'DejaVu Serif'" style:font-family-generic="roman" style:font-pitch="variable" fo:font-size="12pt" fo:font-weight="bold" style:font-name-asian="Source Han Serif SC" style:font-family-asian="'Source Han Serif SC'" style:font-family-generic-asian="system" style:font-pitch-asian="variable" style:font-size-asian="12pt" style:font-weight-asian="bold" style:font-name-complex="Source Han Sans SC1" style:font-family-complex="'Source Han Sans SC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Source Han Serif SC" style:font-family-asian="'Source Han Serif SC'" style:font-family-generic-asian="system" style:font-pitch-asian="variable" style:font-size-asian="14pt" style:font-weight-asian="bold" style:font-name-complex="Source Han Sans SC1" style:font-family-complex="'Source Han Sans S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 CJK SC" style:font-family-asian="'Noto Sans Mono CJK SC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19:52:28.537455584</meta:creation-date>
    <dc:date>2025-09-21T19:53:27.084128533</dc:date>
    <meta:editing-duration>PT59S</meta:editing-duration>
    <meta:editing-cycles>1</meta:editing-cycles>
    <meta:document-statistic meta:table-count="0" meta:image-count="0" meta:object-count="0" meta:page-count="4" meta:paragraph-count="124" meta:word-count="532" meta:character-count="4344" meta:non-whitespace-character-count="3824"/>
    <meta:generator>LibreOffice/24.2.0.3$Linux_X86_64 LibreOffice_project/420$Build-3</meta:generator>
  </office:meta>
</office:document-meta>
</file>